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svg:font-family="Helvetica, Arial, Verdana, sans-serif"/>
    <style:font-face style:name="Tahoma1" svg:font-family="Tahoma"/>
    <style:font-face style:name="kulturista-web" svg:font-family="kulturista-web, Helvetica, Arial, Verdan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font-variant="normal" fo:text-transform="none" fo:color="#7ca60a" style:font-name="kulturista-web" fo:font-size="16.5pt" fo:letter-spacing="normal" fo:font-style="normal" fo:font-weight="normal" style:font-size-asian="12pt" style:font-size-complex="12pt"/>
    </style:style>
    <style:style style:name="P2" style:family="paragraph" style:parent-style-name="Heading_20_3">
      <style:text-properties style:font-name="kulturista-web" fo:font-size="16.5pt" style:font-size-asian="12pt" style:font-size-complex="12pt"/>
    </style:style>
    <style:style style:name="P3" style:family="paragraph" style:parent-style-name="Standard">
      <style:text-properties style:font-name="Arial" fo:font-size="12pt" style:font-size-asian="12pt" style:font-size-complex="12pt"/>
    </style:style>
    <style:style style:name="P4" style:family="paragraph" style:parent-style-name="Text_20_body">
      <style:text-properties fo:font-variant="normal" fo:text-transform="none" fo:color="#7ca60a" style:font-name="kulturista-web" fo:font-size="16.5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37cm" style:line-height-at-least="0.529cm" fo:text-indent="0cm" style:auto-text-indent="false" fo:padding="0cm" fo:border="none"/>
      <style:text-properties fo:font-variant="normal" fo:text-transform="none" fo:color="#404040" style:font-name="Helvetica" fo:font-size="10.5pt" fo:letter-spacing="normal" fo:font-style="normal" fo:font-weight="normal"/>
    </style:style>
    <style:style style:name="T1" style:family="text">
      <style:text-properties fo:color="#7ca60a"/>
    </style:style>
    <style:style style:name="T2" style:family="text">
      <style:text-properties fo:font-variant="normal" fo:text-transform="none"/>
    </style:style>
    <style:style style:name="T3" style:family="text">
      <style:text-properties fo:letter-spacing="normal"/>
    </style:style>
    <style:style style:name="T4" style:family="text">
      <style:text-properties fo:font-style="normal"/>
    </style:style>
    <style:style style:name="T5"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chnikerschule Erlangen<text:tab/><text:tab/><text:tab/><text:tab/><text:tab/><text:tab/><text:tab/>Y.Fitzgerald</text:p>
      <text:p text:style-name="P3">Softwareentwicklung</text:p>
      <text:h text:style-name="P2" text:outline-level="3">Zentralisierter Workflow</text:h>
      <text:p text:style-name="P5">Wenn Ihre Entwickler bereits mit Subversion vertraut sind, hilft Ihnen der zentralisierte Workflow dabei, die Vorzüge von Git nutzen zu können, ohne sich auf einen komplett neuen Arbeitsprozess einstellen zu müssen. Er kann auch dazu genutzt werden, um den Umstieg auf Git-orientiertere Workflows angenehmer zu gestalten.</text:p>
      <text:p text:style-name="P5"><draw:frame draw:style-name="fr1" draw:name="Grafik1" text:anchor-type="as-char" svg:width="6.387cm" svg:height="4.133cm" draw:z-index="4"><draw:image xlink:href="https://gp1.wac.edgecastcdn.net/8029C4/wac-small/wac/landing/git/workflows/pageSections/00/contentFullWidth/0/tabs/0/pageSections/0/contentColumnTwo/0/imageBinary/git-workflow-svn.png" xlink:type="simple" xlink:show="embed" xlink:actuate="onLoad"/><svg:title>Git-Workflows SVN-orientiert</svg:title></draw:frame> </text:p>
      <text:h text:style-name="P1" text:outline-level="3">Feature-Branch-Workflow</text:h>
      <text:p text:style-name="P5">Der Feature-Branch-Workflow baut auf dem zentralisierten Workflow auf, indem neue Features in separaten Branches isoliert werden. Dabei werden Pull-Requests dazu genutzt, um Änderungen zu besprechen, bevor sie in das offizielle Projekt integriert werden.</text:p>
      <text:p text:style-name="P4"><draw:frame draw:style-name="fr1" draw:name="Grafik2" text:anchor-type="as-char" svg:width="6.244cm" svg:height="3.519cm" draw:z-index="0"><draw:image xlink:href="https://gp1.wac.edgecastcdn.net/8029C4/wac-small/wac/landing/git/workflows/pageSections/00/contentFullWidth/0/tabs/0/pageSections/00/contentColumnTwo/0/imageBinary/git-workflow-feature_branch.png" xlink:type="simple" xlink:show="embed" xlink:actuate="onLoad"/><svg:title>Git-Workflows: Feature-Branch</svg:title></draw:frame> </text:p>
      <text:h text:style-name="P1" text:outline-level="3">Gitflow-Workflow</text:h>
      <text:p text:style-name="P5">Der Gitflow-Workflow strafft den Releasezyklus, indem isolierte Branches für die Entwicklung neuer Features, zur Vorbereitung von Releases und zur Behebung von Fehlern verwendet werden. Sein strenges Branchmodell sorgt dafür, dass auch die Arbeit an größeren Projekten strukturiert bleibt.</text:p>
      <text:p text:style-name="P4"><draw:frame draw:style-name="fr1" draw:name="Grafik3" text:anchor-type="as-char" svg:width="16.245cm" svg:height="5.343cm" draw:z-index="1"><draw:image xlink:href="https://gp1.wac.edgecastcdn.net/8029C4/wac-small/wac/landing/git/workflows/pageSections/00/contentFullWidth/0/tabs/0/pageSections/02/contentFullWidth/00/imageBinary/git-workflows-gitflow.png" xlink:type="simple" xlink:show="embed" xlink:actuate="onLoad"/><svg:title>Git-Workflows: Gitflow-Zyklus</svg:title></draw:frame> </text:p>
      <text:h text:style-name="P1" text:outline-level="3"><text:soft-page-break/>Forking-Workflow</text:h>
      <text:p text:style-name="P5">Der Forking-Workflow ist ein verteilter Workflow, der die Verzweigungs- und Klonmöglichkeiten unter Git voll ausreizt. Die Verwaltung größerer Entwicklerteams und die Einbindung von Commits von externen Entwicklern lässt sich mit diesem Workflow sicher und zuverlässig gestalten.</text:p>
      <text:p text:style-name="P4"><draw:frame draw:style-name="fr1" draw:name="Grafik4" text:anchor-type="as-char" svg:width="6.244cm" svg:height="5.345cm" draw:z-index="2"><draw:image xlink:href="https://www.atlassian.com/de/git/workflows/pageSections/00/contentFullWidth/0/tabs/0/pageSections/04/contentColumnTwo/0/content_files/file/git-workflow-forking.png" xlink:type="simple" xlink:show="embed" xlink:actuate="onLoad"/><svg:title>Git Workflows: Forking</svg:title></draw:frame> </text:p>
      <text:h text:style-name="P1" text:outline-level="3">Pull Requests</text:h>
      <text:p text:style-name="P5">Pull requests are a feature that makes it easier for developers to collaborate using Bitbucket. They provide a user-friendly web interface for discussing proposed changes before integrating them into the official project.</text:p>
      <text:p text:style-name="P3"><draw:frame draw:style-name="fr1" draw:name="Grafik5" text:anchor-type="as-char" svg:width="7.699cm" svg:height="5.371cm" draw:z-index="3"><draw:image xlink:href="https://www.atlassian.com/de/git/workflows/pageSections/00/contentFullWidth/0/tabs/0/pageSections/03/contentColumnTwo/0/content_files/file0/document/pull-request.png" xlink:type="simple" xlink:show="embed" xlink:actuate="onLoad"/><svg:title>Workflows: Pull Requests</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Arial, Verdana, sans-serif"/>
    <style:font-face style:name="Tahoma1" svg:font-family="Tahoma"/>
    <style:font-face style:name="kulturista-web" svg:font-family="kulturista-web, Helvetica, Arial, Verdan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Yvonne Fitzgerald</meta:initial-creator>
    <meta:creation-date>2014-04-07T11:22:21</meta:creation-date>
    <dc:date>2014-04-07T11:34:25.83</dc:date>
    <dc:creator>Yvonne Fitzgerald</dc:creator>
    <meta:editing-duration>PT00H12M04S</meta:editing-duration>
    <meta:editing-cycles>2</meta:editing-cycles>
    <meta:generator>OpenOffice.org/3.1$Win32 OpenOffice.org_project/310m19$Build-9420</meta:generator>
    <meta:document-statistic meta:table-count="0" meta:image-count="5" meta:object-count="0" meta:page-count="2" meta:paragraph-count="17" meta:word-count="196" meta:character-count="1528"/>
  </office:meta>
</office:document-meta>
</file>